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9ad" officeooo:paragraph-rsid="001a79ad"/>
    </style:style>
    <style:style style:name="P2" style:family="paragraph" style:parent-style-name="Standard">
      <style:text-properties fo:font-weight="bold" officeooo:rsid="001a79ad" officeooo:paragraph-rsid="001a79ad" style:font-weight-asian="bold" style:font-weight-complex="bold"/>
    </style:style>
    <style:style style:name="P3" style:family="paragraph" style:parent-style-name="Standard">
      <style:text-properties officeooo:rsid="001b6faf" officeooo:paragraph-rsid="001b6faf"/>
    </style:style>
    <style:style style:name="P4" style:family="paragraph" style:parent-style-name="Standard">
      <style:text-properties officeooo:rsid="001d8ad7" officeooo:paragraph-rsid="001d8ad7"/>
    </style:style>
    <style:style style:name="P5" style:family="paragraph" style:parent-style-name="Standard">
      <style:text-properties officeooo:rsid="001e93a7" officeooo:paragraph-rsid="001e93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ведение</text:p>
      <text:p text:style-name="P1"/>
      <text:p text:style-name="P1">Из статьи, о том зачем нужен классификатор</text:p>
      <text:p text:style-name="P1"/>
      <text:p text:style-name="P2">Постановка задачи</text:p>
      <text:p text:style-name="P1"/>
      <text:p text:style-name="P1">Что должен был сделать?</text:p>
      <text:p text:style-name="P1">Общее, почему именно так</text:p>
      <text:p text:style-name="P1">Выбор токенайзера</text:p>
      <text:p text:style-name="P1">Выбор признаков</text:p>
      <text:p text:style-name="P1">Просмотр влияния каждого признака</text:p>
      <text:p text:style-name="P1"/>
      <text:p text:style-name="P2">Общий подход к решению задачи</text:p>
      <text:p text:style-name="P1"/>
      <text:p text:style-name="P4">Выбор токенайзера</text:p>
      <text:p text:style-name="P1">Простота выбора реализации классификатора</text:p>
      <text:p text:style-name="P1">Как выбирались признаки</text:p>
      <text:p text:style-name="P1">Как сравнивать признаки и оценивать их эффективности</text:p>
      <text:p text:style-name="P5"/>
      <text:p text:style-name="P2">Подробное описание решения задачи</text:p>
      <text:p text:style-name="P1"/>
      <text:p text:style-name="P1">Структура и суть работы классификатора</text:p>
      <text:p text:style-name="P1">Наборы тестов</text:p>
      <text:p text:style-name="P1">Статистика работы тестов</text:p>
      <text:p text:style-name="P3">Итоги выбора признаков</text:p>
      <text:p text:style-name="P1"/>
      <text:p text:style-name="P2">Заключение с формулировкой основных результатов</text:p>
      <text:p text:style-name="P2"/>
      <text:p text:style-name="P3">Подводим итоги всего</text:p>
      <text:p text:style-name="P3">Какой токенизатор самый удобный</text:p>
      <text:p text:style-name="P3">Какие признаки выбрали</text:p>
      <text:p text:style-name="P3">Какие результаты в итоге выдаёт классификатор</text:p>
      <text:p text:style-name="P1"/>
      <text:p text:style-name="P2">Список литературы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7:10:25.217109724</meta:creation-date>
    <dc:date>2017-04-10T22:26:20.944661193</dc:date>
    <meta:editing-duration>PT8H18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87" meta:character-count="653" meta:non-whitespace-character-count="590"/>
  </office:meta>
</office:document-meta>
</file>